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RetrievalFailureException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etrievalFailureException.getPersistentClass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RetrievalFailureException.ObjectRetrievalFailureException( Class &lt; ? &gt; persistentClass , Object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RetrievalFailureException.ObjectRetrievalFailureException( String persistentClassName , @ Nullable Object identifier ,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RetrievalFailureException.ObjectRetrievalFailureException( String persistentClassName , Object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RetrievalFailureException.ObjectRetrievalFailur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RetrievalFailureException.ObjectRetrievalFailureException( Class &lt; ? &gt; persistentClass , @ Nullable Object identifier ,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RetrievalFailureException.getPersistent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